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37d2" officeooo:paragraph-rsid="001937d2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4c55" officeooo:paragraph-rsid="001a4c5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7th</text:span> of <text:span text:style-name="T3">January</text:span> 202<text:span text:style-name="T3">1</text:span> under the <text:span text:style-name="T3">39th</text:span> PA Meeting.</text:p>
      <text:p text:style-name="P1"/>
      <text:p text:style-name="P1">The Assembly, recognising the current situation,</text:p>
      <text:p text:style-name="P1"/>
      <text:p text:style-name="P4">Constitutes the need to counter motion 39-3, and amend it to tolerate flying only where it is used to build.</text:p>
      <text:p text:style-name="P1"/>
      <text:p text:style-name="P1">And proceeds.</text:p>
      <text:p text:style-name="P1"/>
      <text:p text:style-name="P1">Signed by,</text:p>
      <text:p text:style-name="P5">ChairmanSteven</text:p>
      <text:p text:style-name="P1"/>
      <text:p text:style-name="P1"/>
      <text:p text:style-name="P1"/>
      <text:p text:style-name="Standard"><text:span text:style-name="T1">[</text:span><text:span text:style-name="T2">Counter-motion 39-3A: Tolerate flying hacks when (and only when) it is used for building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1-27T15:52:36.191521271</dc:date>
    <meta:editing-duration>PT1M58S</meta:editing-duration>
    <meta:editing-cycles>5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7" meta:word-count="60" meta:character-count="370" meta:non-whitespace-character-count="317"/>
  </office:meta>
</office:document-meta>
</file>